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940677" officeooo:paragraph-rsid="00150bb6"/>
    </style:style>
    <style:style style:name="P2" style:family="paragraph" style:parent-style-name="Standard">
      <style:paragraph-properties fo:text-align="center" style:justify-single-word="false"/>
      <style:text-properties style:font-name="Tahoma" fo:font-size="10.5pt" officeooo:paragraph-rsid="00150bb6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.5pt" officeooo:rsid="00150bb6" officeooo:paragraph-rsid="00150bb6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11pt" officeooo:rsid="009911ab" officeooo:paragraph-rsid="00150bb6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1pt" officeooo:rsid="00a5d751" officeooo:paragraph-rsid="00150bb6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officeooo:rsid="00813003" officeooo:paragraph-rsid="00150bb6"/>
    </style:style>
    <style:style style:name="P7" style:family="paragraph" style:parent-style-name="Text_20_body">
      <style:text-properties officeooo:rsid="00813003" officeooo:paragraph-rsid="00150bb6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813003" officeooo:paragraph-rsid="00150bb6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2pt" fo:font-weight="bold" officeooo:rsid="00816719" officeooo:paragraph-rsid="00150bb6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paragraph-rsid="00150bb6"/>
    </style:style>
    <style:style style:name="P11" style:family="paragraph" style:parent-style-name="Text_20_body">
      <style:text-properties officeooo:paragraph-rsid="0016786f"/>
    </style:style>
    <style:style style:name="P12" style:family="paragraph" style:parent-style-name="Text_20_body" style:master-page-name="First_20_Page">
      <style:paragraph-properties fo:text-align="center" style:justify-single-word="false" style:page-number="auto"/>
      <style:text-properties officeooo:rsid="00813003" officeooo:paragraph-rsid="00150bb6"/>
    </style:style>
    <style:style style:name="P13" style:family="paragraph" style:parent-style-name="Text_20_body" style:master-page-name="Index">
      <style:paragraph-properties style:page-number="1" fo:break-before="auto" fo:break-after="auto"/>
      <style:text-properties officeooo:paragraph-rsid="0016786f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 style:master-page-name="Standard">
      <style:paragraph-properties style:page-number="1" fo:break-before="auto" fo:break-after="auto"/>
      <style:text-properties officeooo:paragraph-rsid="0016786f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a5d751"/>
    </style:style>
    <style:style style:name="T2" style:family="text">
      <style:text-properties officeooo:rsid="00150b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13003" style:font-weight-asian="bold" style:font-weight-complex="bold"/>
    </style:style>
    <style:style style:name="T5" style:family="text">
      <style:text-properties officeooo:rsid="0016786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>Einzelprojekt</text:span> <text:span text:style-name="T2">Herbst</text:span> 201<text:span text:style-name="T1">4</text:span></text:p>
      <text:p text:style-name="P6">Fachinformatiker für Anwendungsentwicklung</text:p>
      <text:p text:style-name="P8"/>
      <text:p text:style-name="P8">Dokumentation zur betrieblichen Projektarbeit</text:p>
      <text:p text:style-name="P8"/>
      <text:p text:style-name="P1"><text:bookmark-start text:name="__RefHeading__681_250894272"/><text:title/><text:span text:style-name="T2">OnlineShop PR</text:span><text:bookmark-end text:name="__RefHeading__681_250894272"/></text:p>
      <text:p text:style-name="P7"/>
      <text:p text:style-name="P7"/>
      <text:p text:style-name="P6">Abgabetermin: <text:span text:style-name="T2">24. Oktober 2014</text:span></text:p>
      <text:p text:style-name="P6"/>
      <text:p text:style-name="P10"><text:span text:style-name="T4">Prüfungsbewerber:</text:span></text:p>
      <text:p text:style-name="P4">Patrick Rupprecht</text:p>
      <text:p text:style-name="P5"/>
      <text:p text:style-name="P6"/>
      <text:p text:style-name="P9">Auftraggeber:</text:p>
      <text:p text:style-name="P3"><text:span text:style-name="T3">Secudrive</text:span></text:p>
      <text:p text:style-name="P2">...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">Inhaltsverzeichnis</text:p>
          </text:index-title>
          <text:p text:style-name="P16"><text:a xlink:type="simple" xlink:href="#__RefHeading__1739_315610928" text:style-name="Index_20_Link" text:visited-style-name="Index_20_Link">Erstes Kapitel<text:tab/>3</text:a></text:p>
        </text:index-body>
      </text:table-of-content>
      <text:h text:style-name="P15" text:outline-level="1" text:restart-numbering="true" text:start-value="-1"><text:bookmark-start text:name="__RefHeading__1739_315610928"/><text:span text:style-name="T5">Erstes Kapitel</text:span><text:bookmark-end text:name="__RefHeading__1739_315610928"/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cccccc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><text:page-number text:select-page="current">1</text:page-number></text:p>
      </style:footer-first>
    </style:master-page>
    <style:master-page style:name="First_20_Page" style:display-name="First Page" style:page-layout-name="Mpm2" style:next-style-name="Index">
      <style:footer>
        <text:p text:style-name="Footer"/>
      </style:footer>
    </style:master-page>
    <style:master-page style:name="Index" style:page-layout-name="Mpm3">
      <style:footer>
        <text:p text:style-name="Footer"><text:page-number style:num-format="a" text:select-page="current">a</text:page-number></text:p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5:02:07.124000000</meta:creation-date>
    <dc:date>2014-10-14T15:45:53.251000000</dc:date>
    <meta:editing-duration>PT43M42S</meta:editing-duration>
    <meta:editing-cycles>7</meta:editing-cycles>
    <meta:generator>LibreOffice/4.3.0.4$Windows_x86 LibreOffice_project/62ad5818884a2fc2e5780dd45466868d41009ec0</meta:generator>
    <meta:document-statistic meta:table-count="0" meta:image-count="0" meta:object-count="0" meta:page-count="5" meta:paragraph-count="15" meta:word-count="30" meta:character-count="264" meta:non-whitespace-character-count="249"/>
  </office:meta>
</office:document-meta>
</file>